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3465af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1.112cm"/>
    </style:style>
    <style:style style:name="gr5" style:family="graphic" style:parent-style-name="standard">
      <style:graphic-properties svg:stroke-color="#3465af" draw:fill="hatch" draw:fill-hatch-name="Black_20_-45_20_Degrees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0.613cm"/>
    </style:style>
    <style:style style:name="gr7" style:family="graphic" style:parent-style-name="standard">
      <style:graphic-properties draw:stroke="none" draw:fill="none" fo:min-height="3.45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draw:fill="none" fo:min-height="1.55cm"/>
    </style:style>
    <style:style style:name="gr10" style:family="graphic" style:parent-style-name="standard">
      <style:graphic-properties draw:stroke="none" draw:fill="none" fo:min-height="0.45cm"/>
    </style:style>
    <style:style style:name="gr11" style:family="graphic" style:parent-style-name="standard">
      <style:graphic-properties draw:fill="hatch" draw:fill-hatch-name="Black_20_-45_20_Degrees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4cm" fo:min-width="1.775cm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custom-shape draw:style-name="gr1" draw:text-style-name="P2" draw:layer="layout" svg:width="25.9cm" svg:height="1.7cm" svg:x="0cm" svg:y="14.6cm">
          <text:p text:style-name="P1"><text:span text:style-name="T1">Browser capabilities </text:span></text:p>
          <text:p text:style-name="P1"><text:span text:style-name="T1">(basic, websocket, webRTC, ...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3cm" svg:height="2cm" svg:x="0.4cm" svg:y="8.2cm">
          <text:p text:style-name="P1"><text:span text:style-name="T2">SIP </text:span></text:p>
          <text:p text:style-name="P1"><text:span text:style-name="T2">Stack</text:span></text:p>
          <text:p text:style-name="P1"><text:span text:style-name="T2">(jsSIP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3cm" svg:height="2cm" svg:x="4.3cm" svg:y="8.2cm">
          <text:p text:style-name="P1"><text:span text:style-name="T2">XMPP </text:span></text:p>
          <text:p text:style-name="P1"><text:span text:style-name="T2">Stack</text:span></text:p>
          <text:p text:style-name="P1"><text:span text:style-name="T2">(JsJaC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9cm" svg:height="2cm" svg:x="8.2cm" svg:y="8.2cm">
          <text:p text:style-name="P1"><text:span text:style-name="T2">MSRP</text:span></text:p>
          <text:p text:style-name="P1"><text:span text:style-name="T2">Stack</text:span></text:p>
          <text:p text:style-name="P1"><text:span text:style-name="T2">(CrocodileMSRP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cm" svg:height="5.6cm" svg:x="0.2cm" svg:y="4.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592cm" svg:height="2.864cm" svg:x="0.308cm" svg:y="4.791cm">
          <draw:text-box>
            <text:p text:style-name="P1"><text:span text:style-name="T1">oSDK SIP</text:span></text:p>
            <text:p text:style-name="P1"><text:span text:style-name="T1">module</text:span></text:p>
            <text:p text:style-name="P1"><text:span text:style-name="T1"/></text:p>
            <text:p text:style-name="P1"><text:span text:style-name="T2">[Media API,</text:span></text:p>
            <text:p text:style-name="P1"><text:span text:style-name="T2">Capabilities API]</text:span></text:p>
          </draw:text-box>
        </draw:frame>
        <draw:custom-shape draw:style-name="gr2" draw:text-style-name="P1" draw:layer="layout" svg:width="3.7cm" svg:height="5.6cm" svg:x="4.1cm" svg:y="4.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563cm" svg:height="3.338cm" svg:x="4.237cm" svg:y="4.762cm">
          <draw:text-box>
            <text:p text:style-name="P1"><text:span text:style-name="T1">oSDK XMPP</text:span></text:p>
            <text:p text:style-name="P1"><text:span text:style-name="T1">module</text:span></text:p>
            <text:p text:style-name="P1"><text:span text:style-name="T1"/></text:p>
            <text:p text:style-name="P1"><text:span text:style-name="T2">[Messaging API,</text:span></text:p>
            <text:p text:style-name="P1"><text:span text:style-name="T2">Presence API,</text:span></text:p>
            <text:p text:style-name="P1"><text:span text:style-name="T2">Roster API]</text:span></text:p>
          </draw:text-box>
        </draw:frame>
        <draw:frame draw:style-name="gr4" draw:text-style-name="P1" draw:layer="layout" svg:width="3.443cm" svg:height="2.864cm" svg:x="8.5cm" svg:y="4.8cm">
          <draw:text-box>
            <text:p text:style-name="P1"><text:span text:style-name="T1">oSDK MSRP</text:span></text:p>
            <text:p text:style-name="P1"><text:span text:style-name="T1">module</text:span></text:p>
            <text:p text:style-name="P1"><text:span text:style-name="T1"/></text:p>
            <text:p text:style-name="P1"><text:span text:style-name="T2">[Filetransfer API]</text:span></text:p>
          </draw:text-box>
        </draw:frame>
        <draw:custom-shape draw:style-name="gr5" draw:text-style-name="P1" draw:layer="layout" svg:width="4.3cm" svg:height="5.6cm" svg:x="8cm" svg:y="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2cm" svg:height="6.8cm" svg:x="12.7cm" svg:y="3.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6.027cm" svg:height="0.863cm" svg:x="14.673cm" svg:y="3.9cm">
          <draw:text-box>
            <text:p text:style-name="P1"><text:span text:style-name="T1">oSDP OneAPI SDK</text:span></text:p>
          </draw:text-box>
        </draw:frame>
        <draw:frame draw:style-name="gr7" draw:text-style-name="P1" draw:layer="layout" svg:width="2.2cm" svg:height="3.7cm" svg:x="12.9cm" svg:y="4.8cm">
          <draw:text-box>
            <text:p text:style-name="P1"><text:span text:style-name="T1">oSDK SMS</text:span></text:p>
            <text:p text:style-name="P1"><text:span text:style-name="T1">module</text:span></text:p>
          </draw:text-box>
        </draw:frame>
        <draw:custom-shape draw:style-name="gr2" draw:text-style-name="P1" draw:layer="layout" svg:width="2.3cm" svg:height="5.6cm" svg:x="12.9cm" svg:y="4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cm" svg:height="1cm" svg:x="12.8cm" svg:y="9cm">
          <draw:text-box>
            <text:p text:style-name="P1"><text:span text:style-name="T2">[SMS API]</text:span></text:p>
          </draw:text-box>
        </draw:frame>
        <draw:frame draw:style-name="gr4" draw:text-style-name="P1" draw:layer="layout" svg:width="2.5cm" svg:height="1.916cm" svg:x="15.3cm" svg:y="4.8cm">
          <draw:text-box>
            <text:p text:style-name="P1"><text:span text:style-name="T1">oSDK Location</text:span></text:p>
            <text:p text:style-name="P1"><text:span text:style-name="T1">module</text:span></text:p>
          </draw:text-box>
        </draw:frame>
        <draw:custom-shape draw:style-name="gr2" draw:text-style-name="P1" draw:layer="layout" svg:width="2.3cm" svg:height="5.616cm" svg:x="15.4cm" svg:y="4.8cm">
          <text:p/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2.6cm" svg:height="1.916cm" svg:x="17.7cm" svg:y="4.8cm">
          <draw:text-box>
            <text:p text:style-name="P1"><text:span text:style-name="T1">oSDK Payment</text:span></text:p>
            <text:p text:style-name="P1"><text:span text:style-name="T1">module</text:span></text:p>
          </draw:text-box>
        </draw:frame>
        <draw:custom-shape draw:style-name="gr2" draw:text-style-name="P1" draw:layer="layout" svg:width="2.3cm" svg:height="5.6cm" svg:x="17.9cm" svg:y="4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cm" svg:height="1.199cm" svg:x="15.3cm" svg:y="8.939cm">
          <draw:text-box>
            <text:p text:style-name="P1"><text:span text:style-name="T2">[Location API]</text:span></text:p>
          </draw:text-box>
        </draw:frame>
        <draw:frame draw:style-name="gr8" draw:text-style-name="P3" draw:layer="layout" svg:width="2.5cm" svg:height="1.199cm" svg:x="17.8cm" svg:y="8.939cm">
          <draw:text-box>
            <text:p text:style-name="P1"><text:span text:style-name="T2">[Payment</text:span></text:p>
            <text:p text:style-name="P1"><text:span text:style-name="T2">API]</text:span></text:p>
          </draw:text-box>
        </draw:frame>
        <draw:custom-shape draw:style-name="gr2" draw:text-style-name="P1" draw:layer="layout" svg:width="2.3cm" svg:height="5.6cm" svg:x="20.4cm" svg:y="4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21cm" svg:height="0.806cm" svg:x="21cm" svg:y="7.194cm">
          <draw:text-box>
            <text:p><text:span text:style-name="T1">...</text:span></text:p>
          </draw:text-box>
        </draw:frame>
        <draw:custom-shape draw:style-name="gr2" draw:text-style-name="P1" draw:layer="layout" svg:width="12.5cm" svg:height="6.8cm" svg:x="0cm" svg:y="3.8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7.52cm" svg:height="0.806cm" svg:x="2.5cm" svg:y="3.9cm">
          <draw:text-box>
            <text:p text:style-name="P1"><text:span text:style-name="T1">External libraries wrappers</text:span></text:p>
          </draw:text-box>
        </draw:frame>
        <draw:custom-shape draw:style-name="gr11" draw:text-style-name="P1" draw:layer="layout" svg:width="2.8cm" svg:height="6.8cm" svg:x="23.1cm" svg:y="3.8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2.377cm" svg:height="2.471cm" svg:x="23.4cm" svg:y="3.9cm">
          <draw:text-box>
            <text:p text:style-name="P1"><text:span text:style-name="T1">TAS </text:span></text:p>
            <text:p text:style-name="P1"><text:span text:style-name="T1">Client </text:span></text:p>
            <text:p text:style-name="P1"><text:span text:style-name="T1">SDK </text:span></text:p>
            <text:p text:style-name="P1"><text:span text:style-name="T1">modules</text:span></text:p>
          </draw:text-box>
        </draw:frame>
        <draw:custom-shape draw:style-name="gr13" draw:text-style-name="P2" draw:layer="layout" svg:width="25.9cm" svg:height="1.7cm" svg:x="0cm" svg:y="1.9cm">
          <text:p text:style-name="P1"><text:span text:style-name="T1">oSDK Client module (client utility methods) </text:span></text:p>
          <text:p text:style-name="P1"><text:span text:style-name="T2"/></text:p>
          <text:p text:style-name="P1"><text:span text:style-name="T2">[Core API]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cm" svg:height="1cm" svg:x="23.2cm" svg:y="8.901cm">
          <draw:text-box>
            <text:p text:style-name="P1"><text:span text:style-name="T2">[TAS API]</text:span></text:p>
          </draw:text-box>
        </draw:frame>
        <draw:custom-shape draw:style-name="gr13" draw:text-style-name="P2" draw:layer="layout" svg:width="25.9cm" svg:height="1.7cm" svg:x="0cm" svg:y="10.8cm">
          <text:p text:style-name="P1"><text:span text:style-name="T1">oSDK Auth module (authorization &amp; authentication) </text:span></text:p>
          <text:p text:style-name="P1"><text:span text:style-name="T2"/></text:p>
          <text:p text:style-name="P1"><text:span text:style-name="T2">[Core API, Connection API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5.9cm" svg:height="1.7cm" svg:x="0cm" svg:y="0cm">
          <text:p text:style-name="P1"><text:span text:style-name="T1">Web-application (oClient)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cm" svg:height="1.7cm" svg:x="0cm" svg:y="12.7cm">
          <text:p text:style-name="P1"><text:span text:style-name="T1">oSDK internal utilities, core module objec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23T09:09:36</meta:creation-date>
    <dc:date>2014-06-16T16:54:21.740525938</dc:date>
    <meta:editing-duration>P1DT14H24M43S</meta:editing-duration>
    <meta:editing-cycles>99</meta:editing-cycles>
    <meta:generator>LibreOffice/4.1.6.2$Linux_X86_64 LibreOffice_project/410m0$Build-2</meta:generator>
    <meta:document-statistic meta:object-count="32"/>
  </office:meta>
</office:document-meta>
</file>